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c2" officeooo:paragraph-rsid="000518c2"/>
    </style:style>
    <style:style style:name="P2" style:family="paragraph" style:parent-style-name="Standard">
      <style:text-properties style:text-underline-style="solid" style:text-underline-width="auto" style:text-underline-color="font-color" officeooo:rsid="000518c2" officeooo:paragraph-rsid="000518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fb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:</text:p>
      <text:p text:style-name="P1">This small project describes what are the TWO types of libraries, how to compose (build) them and use them under a Linux machine.</text:p>
      <text:p text:style-name="P1">It derived (mainly) from this post:</text:p>
      <text:p text:style-name="P1"><text:s/><text:a xlink:type="simple" xlink:href="http://www.yolinux.com/TUTORIALS/LibraryArchives-StaticAndDynamic.html" text:style-name="Internet_20_link" text:visited-style-name="Visited_20_Internet_20_Link">http://www.yolinux.com/TUTORIALS/LibraryArchives-StaticAndDynamic.html</text:a><text:line-break/></text:p>
      <text:p text:style-name="P1"/>
      <text:p text:style-name="P1"><text:span text:style-name="T1">1)</text:span> Libraries (shared OR static) are used in order to "extract" portions of code, from their executable, mainly due to the fact that this code might be used as well </text:p>
      <text:p text:style-name="P1">in other (additional) <text:span text:style-name="T2">executables</text:span> ("sharing is caring").</text:p>
      <text:p text:style-name="P1"/>
      <text:p text:style-name="P2"><text:span text:style-name="T1">2) </text:span>There are two types of libraries:</text:p>
      <text:p text:style-name="P1">a) <text:span text:style-name="T1">Static</text:span>: The <text:span text:style-name="T1">library</text:span> is linked with and becomes <text:span text:style-name="T2">an </text:span>"integral" part of the <text:span text:style-name="T1">executable</text:span>.</text:p>
      <text:p text:style-name="P1">b) Dynamically linked shared object (.so): There is only one form of this library but it can be used in two ways.</text:p>
      <text:p text:style-name="P1"><text:s text:c="3"/>- Dynamically linked at run time. The libraries must be available during compile/link phase. The shared objects are not included into the executable component but are tied to the execution.</text:p>
      <text:p text:style-name="P1"><text:s text:c="3"/>- Dynamically loaded/unloaded and linked during execution (i.e. browser plug-in) using the dynamic linking loader system functions.</text:p>
      <text:p text:style-name="P1"/>
      <text:p text:style-name="P2"><text:span text:style-name="T1">3)</text:span> Created static library:</text:p>
      <text:p text:style-name="P1">Assume we wish to create a static library from two source files (.cpp) - classA.cpp &amp; classB.cpp</text:p>
      <text:p text:style-name="P1">a) Compile the source files into object files:</text:p>
      <text:p text:style-name="P1">$ g++ -Wall -c classA.cpp classB.cpp</text:p>
      <text:p text:style-name="P1">--&gt; This command will produce two object files, classA.o &amp; classB.o</text:p>
      <text:p text:style-name="P1">b) Create a static library called myStaticLib.a from these two object files:</text:p>
      <text:p text:style-name="P1">$ ar -cvq myStaticLib.a classA.o classB.o</text:p>
      <text:p text:style-name="P1">Note: A potential (must ?) output of this command to the console is the list of object files that were used, in this case:</text:p>
      <text:p text:style-name="P1">a - classA.o</text:p>
      <text:p text:style-name="P1">a - classB.o</text:p>
      <text:p text:style-name="P1">--&gt; This command will create the myStaticLib.a library.</text:p>
      <text:p text:style-name="P1">c) List all the object files that were used to created the static library:</text:p>
      <text:p text:style-name="P1">$ ar -t myStaticLib.a</text:p>
      <text:p text:style-name="P1">d) Compile and created the executable (myExe) linked to the static library:</text:p>
      <text:p text:style-name="P1">$ g++ -o myExe main.cpp myStaticLi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9:32:42.071381695</meta:creation-date>
    <dc:date>2020-02-12T09:27:12.192257625</dc:date>
    <meta:editing-duration>PT3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99" meta:character-count="1825" meta:non-whitespace-character-count="1545"/>
  </office:meta>
</office:document-meta>
</file>